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29M24S">
            <text:p>10:29:2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31M24S">
            <text:p>10:31:2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23.68">
            <text:p>124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7.04">
            <text:p>27.0</text:p>
          </table:table-cell>
          <table:table-cell table:style-name="ce4" office:value-type="float" office:value="2.44">
            <text:p>2.4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67.2">
            <text:p>67.2</text:p>
          </table:table-cell>
          <table:table-cell table:style-name="ce4" office:value-type="float" office:value="29.48">
            <text:p>29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00">
            <text:p>400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82.1">
            <text:p>82.1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11.4">
            <text:p>11.4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86.7">
            <text:p>86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762H31M24S">
            <text:p>10:31:2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3.0362426035503">
            <text:p>3.0</text:p>
          </table:table-cell>
          <table:table-cell table:style-name="ce4" office:value-type="float" office:value="2.41803278688525">
            <text:p>2.4</text:p>
          </table:table-cell>
          <table:table-cell table:style-name="ce4" office:value-type="float" office:value="3.45454545454545">
            <text:p>3.5</text:p>
          </table:table-cell>
          <table:table-cell table:style-name="ce4" office:value-type="float" office:value="1.48363095238095">
            <text:p>1.5</text:p>
          </table:table-cell>
          <table:table-cell table:style-name="ce4" office:value-type="float" office:value="2.94097693351425">
            <text:p>2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312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14.802">
            <text:p>3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991099167095508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07">
            <text:p>07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29.23S">
            <text:p>00:10:2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5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4.11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837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05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818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449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1999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573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4875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1998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21330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7047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570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2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287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23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7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27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65601 0 6884 2555051 10599 0 270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6230 0 2054 637302 1999 0 181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7322 0 1690 640229 1168 0 36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5168 0 1585 640312 2708 0 27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6880 0 1552 637207 4723 0 23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966749 55 6 0 0 0 0 2 0 1 0 0 0 120 0 32890 72 0 0 0 0 0 0 0 22 0 0 0 0 0 0 0 0 16490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84921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9569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39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978707 0 385874 67642 70667 32979 0 3 112212 552 308778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3921367 <text:s/>124626 <text:s text:c="3"/>0 <text:s text:c="3"/>0 <text:s text:c="3"/>0 <text:s text:c="4"/>0 <text:s text:c="9"/>0 <text:s text:c="8"/>0 228266423 <text:s/>16729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9765 17073 710486 336700 23121 412536 3495960 3382304 0 127996 37344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9662 17043 709434 336288 23120 412536 3495960 3382300 0 127896 37340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72 0 0 0 0 0 268 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40 0 0 0 0 0 40 4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62 155617 21 15 6 55 38 102 20 0 1 0 4 2932736 400 4294967295 15671296 15771132 3220694528 3220689500 1115158 0 0 4096 536946211 3223525726 0 0 0 2 0 0 12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462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6729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921367 (13.9 MB) <text:s/>TX bytes:228266423 (228.2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3 <text:s text:c="5"/>3977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7.9">
            <text:p>97.9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office:value-type="float" office:value="94.8">
            <text:p>94.8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82.1">
            <text:p>82.1</text:p>
          </table:table-cell>
          <table:table-cell office:value-type="float" office:value="4.6">
            <text:p>4.6</text:p>
          </table:table-cell>
          <table:table-cell office:value-type="float" office:value="3.1">
            <text:p>3.1</text:p>
          </table:table-cell>
          <table:table-cell office:value-type="float" office:value="10.1">
            <text:p>10.1</text:p>
          </table:table-cell>
          <table:table-cell office:value-type="float" office:value="86.7">
            <text:p>86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49.2">
            <text:p>49.2</text:p>
          </table:table-cell>
          <table:table-cell office:value-type="float" office:value="5.9">
            <text:p>5.9</text:p>
          </table:table-cell>
          <table:table-cell office:value-type="float" office:value="11.4">
            <text:p>11.4</text:p>
          </table:table-cell>
          <table:table-cell office:value-type="float" office:value="33.5">
            <text:p>33.5</text:p>
          </table:table-cell>
          <table:table-cell office:value-type="float" office:value="55.1">
            <text:p>55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04">
            <text:p>27.04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44">
            <text:p>2.44</text:p>
          </table:table-cell>
          <table:table-cell office:value-type="float" office:value="3.3">
            <text:p>3.3</text:p>
          </table:table-cell>
          <table:table-cell office:value-type="float" office:value="67.2">
            <text:p>67.2</text:p>
          </table:table-cell>
          <table:table-cell office:value-type="float" office:value="29.48">
            <text:p>29.4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6.88">
            <text:p>26.9</text:p>
          </table:table-cell>
          <table:table-cell table:style-name="ce10" office:value-type="float" office:value="2.38">
            <text:p>2.4</text:p>
          </table:table-cell>
          <table:table-cell table:style-name="ce10" office:value-type="float" office:value="1.46">
            <text:p>1.5</text:p>
          </table:table-cell>
          <table:table-cell table:style-name="ce10" office:value-type="float" office:value="69.32">
            <text:p>69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7.18">
            <text:p>27.2</text:p>
          </table:table-cell>
          <table:table-cell table:style-name="ce10" office:value-type="float" office:value="2.14">
            <text:p>2.1</text:p>
          </table:table-cell>
          <table:table-cell table:style-name="ce10" office:value-type="float" office:value="1.98">
            <text:p>2.0</text:p>
          </table:table-cell>
          <table:table-cell table:style-name="ce10" office:value-type="float" office:value="68.68">
            <text:p>68.7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6.96">
            <text:p>27.0</text:p>
          </table:table-cell>
          <table:table-cell table:style-name="ce10" office:value-type="float" office:value="2.08">
            <text:p>2.1</text:p>
          </table:table-cell>
          <table:table-cell table:style-name="ce10" office:value-type="float" office:value="2.68">
            <text:p>2.7</text:p>
          </table:table-cell>
          <table:table-cell table:style-name="ce10" office:value-type="float" office:value="68.26">
            <text:p>68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8.04">
            <text:p>28.0</text:p>
          </table:table-cell>
          <table:table-cell table:style-name="ce10" office:value-type="float" office:value="2.82">
            <text:p>2.8</text:p>
          </table:table-cell>
          <table:table-cell table:style-name="ce10" office:value-type="float" office:value="7.28">
            <text:p>7.3</text:p>
          </table:table-cell>
          <table:table-cell table:style-name="ce10" office:value-type="float" office:value="61.86">
            <text:p>61.9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0">
            <text:p>0</text:p>
          </table:table-cell>
          <table:table-cell office:value-type="float" office:value="378.4">
            <text:p>378.4</text:p>
          </table:table-cell>
          <table:table-cell office:value-type="float" office:value="50.6">
            <text:p>50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9.4">
            <text:p>9.4</text:p>
          </table:table-cell>
          <table:table-cell office:value-type="float" office:value="3244.6">
            <text:p>3244.6</text:p>
          </table:table-cell>
          <table:table-cell office:value-type="float" office:value="161.4">
            <text:p>161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1">
            <text:p>1</text:p>
          </table:table-cell>
          <table:table-cell office:value-type="float" office:value="6806.8">
            <text:p>6806.8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2.08">
            <text:p>2.1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2098.68">
            <text:p>2098.7</text:p>
          </table:table-cell>
          <table:table-cell table:style-name="ce11" table:formula="of:=AVERAGE([.D2:.D6])" office:value-type="float" office:value="123.68">
            <text:p>123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.51230769230769">
            <text:p>6.5</text:p>
          </table:table-cell>
          <table:table-cell table:style-name="ce11" table:formula="of:=IF([.C8]=0;0;MAX(SUMPRODUCT([.C2:.C6];[.C2:.C6])/SUM([.C2:.C6])-[.C8];0))" office:value-type="float" office:value="3333.92881315875">
            <text:p>3333.9</text:p>
          </table:table-cell>
          <table:table-cell table:style-name="ce11" table:formula="of:=IF([.D8]=0;0;MAX(SUMPRODUCT([.D2:.D6];[.D2:.D6])/SUM([.D2:.D6])-[.D8];0))" office:value-type="float" office:value="181.366054333765">
            <text:p>181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807692307692307">
            <text:p>0.8</text:p>
          </table:table-cell>
          <table:table-cell table:style-name="ce11" table:formula="of:=ABS(MAX([.C2:.C6])-[.C8]-[.C9])" office:value-type="float" office:value="1374.19118684125">
            <text:p>1374.2</text:p>
          </table:table-cell>
          <table:table-cell table:style-name="ce11" table:formula="of:=ABS(MAX([.D2:.D6])-[.D8]-[.D9])" office:value-type="float" office:value="94.9539456662354">
            <text:p>95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table:number-columns-repeated="2" office:value-type="float" office:value="10.7">
            <text:p>1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.4">
            <text:p>2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2" office:value-type="float" office:value="5.6">
            <text:p>5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.2">
            <text:p>11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table:number-columns-repeated="2" office:value-type="float" office:value="7.5">
            <text:p>7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">
            <text:p>1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table:number-columns-repeated="2" office:value-type="float" office:value="20.2">
            <text:p>2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.4">
            <text:p>4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4">
            <text:p>3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2.2">
            <text:p>12.2</text:p>
            <draw:frame table:end-cell-address="DISKBSIZE.V34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8:DISKBSIZE.F8 DISKBSIZE.B9:DISKBSIZE.F9 DISKBSIZE.B10:DISKBSIZE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2.2">
            <text:p>12.2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.54">
            <text:p>2.5</text:p>
          </table:table-cell>
          <table:table-cell table:style-name="ce11" table:formula="of:=IF([.C8]=0;0;MAX(SUMPRODUCT([.C2:.C6];[.C2:.C6])/SUM([.C2:.C6])-[.C8];0))" office:value-type="float" office:value="2.54">
            <text:p>2.5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5.46">
            <text:p>5.5</text:p>
          </table:table-cell>
          <table:table-cell table:style-name="ce11" table:formula="of:=ABS(MAX([.C2:.C6])-[.C8]-[.C9])" office:value-type="float" office:value="5.46">
            <text:p>5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4.74">
            <text:p>14.7</text:p>
          </table:table-cell>
          <table:table-cell table:style-name="ce11" table:formula="of:=[.C8]+ [.C9]" office:value-type="float" office:value="14.74">
            <text:p>14.7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328in" table:end-y="0.0157in" draw:z-index="1" draw:name="Chart 2" draw:style-name="gr1" svg:width="14.0177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 DISKBSIZE.F1:DISKBSIZE.F1 DISKBSIZE.F2:DISKBSIZE.F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table:number-columns-repeated="2" office:value-type="float" office:value="9.3">
            <text:p>9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.6">
            <text:p>1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table:number-columns-repeated="2"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0">
            <text:p>6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table:number-columns-repeated="2" office:value-type="float" office:value="69.5">
            <text:p>69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9">
            <text:p>139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21.76">
            <text:p>21.8</text:p>
            <draw:frame table:end-cell-address="DISKBUSY.V34" table:end-x="0.328in" table:end-y="0.0031in" draw:z-index="0" draw:name="Chart 1" draw:style-name="gr1" svg:width="14.0177in" svg:height="5.0535in" svg:x="0.0299in" svg:y="0.0043in">
              <draw:object draw:notify-on-update-of-ranges="DISKBUSY.B1:DISKBUSY.F1 DISKBUSY.B8:DISKBUSY.F8 DISKBUSY.B9:DISKBUSY.F9 DISKBUSY.B10:DISKBUSY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21.76">
            <text:p>21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31.7026838235294">
            <text:p>31.7</text:p>
          </table:table-cell>
          <table:table-cell table:style-name="ce11" table:formula="of:=IF([.C8]=0;0;MAX(SUMPRODUCT([.C2:.C6];[.C2:.C6])/SUM([.C2:.C6])-[.C8];0))" office:value-type="float" office:value="31.7026838235294">
            <text:p>31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6.0373161764706">
            <text:p>16.0</text:p>
          </table:table-cell>
          <table:table-cell table:style-name="ce11" table:formula="of:=ABS(MAX([.C2:.C6])-[.C8]-[.C9])" office:value-type="float" office:value="16.0373161764706">
            <text:p>16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53.4626838235294">
            <text:p>53.5</text:p>
          </table:table-cell>
          <table:table-cell table:style-name="ce11" table:formula="of:=[.C8]+ [.C9]" office:value-type="float" office:value="53.4626838235294">
            <text:p>53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328in" table:end-y="0.0157in" draw:z-index="1" draw:name="Chart 2" draw:style-name="gr1" svg:width="14.0177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 DISKBUSY.F1:DISKBUSY.F1 DISKBUSY.F2:DISKBUSY.F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table:number-columns-repeated="2" office:value-type="float" office:value="4.7">
            <text:p>4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.4">
            <text:p>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">
            <text:p>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.04">
            <text:p>1.0</text:p>
            <draw:frame table:end-cell-address="DISKREAD.V34" table:end-x="0.328in" table:end-y="0.0031in" draw:z-index="0" draw:name="Chart 1" draw:style-name="gr1" svg:width="14.0177in" svg:height="5.0535in" svg:x="0.0299in" svg:y="0.0043in">
              <draw:object draw:notify-on-update-of-ranges="DISKREAD.B1:DISKREAD.F1 DISKREAD.B8:DISKREAD.F8 DISKREAD.B9:DISKREAD.F9 DISKREAD.B10:DISKREAD.F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1.04">
            <text:p>1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3.25615384615385">
            <text:p>3.3</text:p>
          </table:table-cell>
          <table:table-cell table:style-name="ce11" table:formula="of:=IF([.C8]=0;0;MAX(SUMPRODUCT([.C2:.C6];[.C2:.C6])/SUM([.C2:.C6])-[.C8];0))" office:value-type="float" office:value="3.25615384615385">
            <text:p>3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403846153846153">
            <text:p>0.4</text:p>
          </table:table-cell>
          <table:table-cell table:style-name="ce11" table:formula="of:=ABS(MAX([.C2:.C6])-[.C8]-[.C9])" office:value-type="float" office:value="0.403846153846153">
            <text:p>0.4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4.29615384615385">
            <text:p>4.3</text:p>
          </table:table-cell>
          <table:table-cell table:style-name="ce11" table:formula="of:=[.C8]+ [.C9]" office:value-type="float" office:value="4.29615384615385">
            <text:p>4.3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328in" table:end-y="0.0157in" draw:z-index="1" draw:name="Chart 2" draw:style-name="gr1" svg:width="14.0177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 DISKREAD.F1:DISKREAD.F1 DISKREAD.F2:DISKREAD.F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table:number-columns-repeated="2"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8">
            <text:p>5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2" office:value-type="float" office:value="2.8">
            <text:p>2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.6">
            <text:p>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table:number-columns-repeated="2" office:value-type="float" office:value="189.2">
            <text:p>189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78.4">
            <text:p>37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table:number-columns-repeated="2" office:value-type="float" office:value="1622.3">
            <text:p>1622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244.6">
            <text:p>324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table:number-columns-repeated="2" office:value-type="float" office:value="3403.4">
            <text:p>340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806.8">
            <text:p>680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049.34">
            <text:p>1049.3</text:p>
            <draw:frame table:end-cell-address="DISKWRITE.V34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8:DISKWRITE.F8 DISKWRITE.B9:DISKWRITE.F9 DISKWRITE.B10:DISKWRITE.F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1049.34">
            <text:p>1049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666.96440657937">
            <text:p>1667.0</text:p>
          </table:table-cell>
          <table:table-cell table:style-name="ce11" table:formula="of:=IF([.C8]=0;0;MAX(SUMPRODUCT([.C2:.C6];[.C2:.C6])/SUM([.C2:.C6])-[.C8];0))" office:value-type="float" office:value="1666.96440657937">
            <text:p>1667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87.095593420627">
            <text:p>687.1</text:p>
          </table:table-cell>
          <table:table-cell table:style-name="ce11" table:formula="of:=ABS(MAX([.C2:.C6])-[.C8]-[.C9])" office:value-type="float" office:value="687.095593420627">
            <text:p>687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716.30440657937">
            <text:p>2716.3</text:p>
          </table:table-cell>
          <table:table-cell table:style-name="ce11" table:formula="of:=[.C8]+ [.C9]" office:value-type="float" office:value="2716.30440657937">
            <text:p>2716.3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328in" table:end-y="0.0157in" draw:z-index="1" draw:name="Chart 2" draw:style-name="gr1" svg:width="14.0177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 DISKWRITE.F1:DISKWRITE.F1 DISKWRITE.F2:DISKWRITE.F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table:number-columns-repeated="2" office:value-type="float" office:value="2.7">
            <text:p>2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">
            <text:p>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table:number-columns-repeated="2" office:value-type="float" office:value="25.3">
            <text:p>25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0.6">
            <text:p>5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table:number-columns-repeated="2" office:value-type="float" office:value="80.7">
            <text:p>8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1.4">
            <text:p>16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table:number-columns-repeated="2"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0">
            <text:p>40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61.84">
            <text:p>61.8</text:p>
            <draw:frame table:end-cell-address="DISKXFER.V34" table:end-x="0.328in" table:end-y="0.0031in" draw:z-index="0" draw:name="Chart 1" draw:style-name="gr1" svg:width="14.0177in" svg:height="5.0535in" svg:x="0.0299in" svg:y="0.0043in">
              <draw:object draw:notify-on-update-of-ranges="DISKXFER.B1:DISKXFER.F1 DISKXFER.B8:DISKXFER.F8 DISKXFER.B9:DISKXFER.F9 DISKXFER.B10:DISKXFER.F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61.84">
            <text:p>61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90.6830271668823">
            <text:p>90.7</text:p>
          </table:table-cell>
          <table:table-cell table:style-name="ce11" table:formula="of:=IF([.C8]=0;0;MAX(SUMPRODUCT([.C2:.C6];[.C2:.C6])/SUM([.C2:.C6])-[.C8];0))" office:value-type="float" office:value="90.6830271668823">
            <text:p>90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47.4769728331177">
            <text:p>47.5</text:p>
          </table:table-cell>
          <table:table-cell table:style-name="ce11" table:formula="of:=ABS(MAX([.C2:.C6])-[.C8]-[.C9])" office:value-type="float" office:value="47.4769728331177">
            <text:p>47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52.523027166882">
            <text:p>152.5</text:p>
          </table:table-cell>
          <table:table-cell table:style-name="ce11" table:formula="of:=[.C8]+ [.C9]" office:value-type="float" office:value="152.523027166882">
            <text:p>152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328in" table:end-y="0.0157in" draw:z-index="1" draw:name="Chart 2" draw:style-name="gr1" svg:width="14.0177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 DISKXFER.F1:DISKXFER.F1 DISKXFER.F2:DISKXFER.F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43.2">
            <text:p>43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43.8">
            <text:p>43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3.44">
            <text:p>43.4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337016574585647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556629834254139">
            <text:p>0.6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71.6">
            <text:p>2771.6</text:p>
          </table:table-cell>
          <table:table-cell office:value-type="float" office:value="2083.3">
            <text:p>2083.3</text:p>
          </table:table-cell>
          <table:table-cell office:value-type="float" office:value="688.3">
            <text:p>688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2">
            <text:p>568.2</text:p>
          </table:table-cell>
          <table:table-cell office:value-type="float" office:value="1020.3">
            <text:p>1020.3</text:p>
          </table:table-cell>
          <table:table-cell office:value-type="float" office:value="-1">
            <text:p>-1</text:p>
          </table:table-cell>
          <table:table-cell office:value-type="float" office:value="103.4">
            <text:p>103.4</text:p>
          </table:table-cell>
          <table:table-cell office:value-type="float" office:value="0">
            <text:p>0</text:p>
          </table:table-cell>
          <table:table-cell office:value-type="float" office:value="195.3">
            <text:p>195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71.5">
            <text:p>2771.5</text:p>
          </table:table-cell>
          <table:table-cell office:value-type="float" office:value="2083.2">
            <text:p>2083.2</text:p>
          </table:table-cell>
          <table:table-cell office:value-type="float" office:value="688.3">
            <text:p>688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2">
            <text:p>568.2</text:p>
          </table:table-cell>
          <table:table-cell office:value-type="float" office:value="1020.3">
            <text:p>1020.3</text:p>
          </table:table-cell>
          <table:table-cell office:value-type="float" office:value="-1">
            <text:p>-1</text:p>
          </table:table-cell>
          <table:table-cell office:value-type="float" office:value="103.4">
            <text:p>103.4</text:p>
          </table:table-cell>
          <table:table-cell office:value-type="float" office:value="0">
            <text:p>0</text:p>
          </table:table-cell>
          <table:table-cell office:value-type="float" office:value="195.3">
            <text:p>195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63.3">
            <text:p>2763.3</text:p>
          </table:table-cell>
          <table:table-cell office:value-type="float" office:value="2075.9">
            <text:p>2075.9</text:p>
          </table:table-cell>
          <table:table-cell office:value-type="float" office:value="687.4">
            <text:p>687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4.7">
            <text:p>574.7</text:p>
          </table:table-cell>
          <table:table-cell office:value-type="float" office:value="1022.6">
            <text:p>1022.6</text:p>
          </table:table-cell>
          <table:table-cell office:value-type="float" office:value="-1">
            <text:p>-1</text:p>
          </table:table-cell>
          <table:table-cell office:value-type="float" office:value="103.4">
            <text:p>103.4</text:p>
          </table:table-cell>
          <table:table-cell office:value-type="float" office:value="0">
            <text:p>0</text:p>
          </table:table-cell>
          <table:table-cell office:value-type="float" office:value="201.5">
            <text:p>201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31.2">
            <text:p>2631.2</text:p>
          </table:table-cell>
          <table:table-cell office:value-type="float" office:value="1945.8">
            <text:p>1945.8</text:p>
          </table:table-cell>
          <table:table-cell office:value-type="float" office:value="685.4">
            <text:p>685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7.5">
            <text:p>637.5</text:p>
          </table:table-cell>
          <table:table-cell office:value-type="float" office:value="1139.9">
            <text:p>1139.9</text:p>
          </table:table-cell>
          <table:table-cell office:value-type="float" office:value="-1">
            <text:p>-1</text:p>
          </table:table-cell>
          <table:table-cell office:value-type="float" office:value="103.4">
            <text:p>103.4</text:p>
          </table:table-cell>
          <table:table-cell office:value-type="float" office:value="0">
            <text:p>0</text:p>
          </table:table-cell>
          <table:table-cell office:value-type="float" office:value="214.7">
            <text:p>214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80.7">
            <text:p>2580.7</text:p>
          </table:table-cell>
          <table:table-cell office:value-type="float" office:value="1897.3">
            <text:p>1897.3</text:p>
          </table:table-cell>
          <table:table-cell office:value-type="float" office:value="683.4">
            <text:p>68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3.4">
            <text:p>623.4</text:p>
          </table:table-cell>
          <table:table-cell office:value-type="float" office:value="1193">
            <text:p>1193</text:p>
          </table:table-cell>
          <table:table-cell office:value-type="float" office:value="-1">
            <text:p>-1</text:p>
          </table:table-cell>
          <table:table-cell office:value-type="float" office:value="104.9">
            <text:p>104.9</text:p>
          </table:table-cell>
          <table:table-cell office:value-type="float" office:value="0">
            <text:p>0</text:p>
          </table:table-cell>
          <table:table-cell office:value-type="float" office:value="210.2">
            <text:p>210.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  <table:table-cell office:value-type="float" office:value="84.4">
            <text:p>84.4</text:p>
          </table:table-cell>
          <table:table-cell office:value-type="float" office:value="0">
            <text:p>0</text:p>
          </table:table-cell>
          <table:table-cell office:value-type="float" office:value="94.6">
            <text:p>94.6</text:p>
          </table:table-cell>
          <table:table-cell office:value-type="float" office:value="10.2">
            <text:p>10.2</text:p>
          </table:table-cell>
          <table:table-cell office:value-type="float" office:value="-84.4">
            <text:p>-84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0">
            <text:p>0</text:p>
          </table:table-cell>
          <table:table-cell office:value-type="float" office:value="39.3">
            <text:p>39.3</text:p>
          </table:table-cell>
          <table:table-cell office:value-type="float" office:value="0">
            <text:p>0</text:p>
          </table:table-cell>
          <table:table-cell office:value-type="float" office:value="1025.4">
            <text:p>1025.4</text:p>
          </table:table-cell>
          <table:table-cell office:value-type="float" office:value="0">
            <text:p>0</text:p>
          </table:table-cell>
          <table:table-cell office:value-type="float" office:value="1064.7">
            <text:p>1064.7</text:p>
          </table:table-cell>
          <table:table-cell office:value-type="float" office:value="39.3">
            <text:p>39.3</text:p>
          </table:table-cell>
          <table:table-cell office:value-type="float" office:value="-1025.4">
            <text:p>-1025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0">
            <text:p>0</text:p>
          </table:table-cell>
          <table:table-cell office:value-type="float" office:value="26.8">
            <text:p>26.8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64.8">
            <text:p>564.8</text:p>
          </table:table-cell>
          <table:table-cell office:value-type="float" office:value="26.8">
            <text:p>26.8</text:p>
          </table:table-cell>
          <table:table-cell office:value-type="float" office:value="-538">
            <text:p>-53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16.02">
            <text:p>16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329.6">
            <text:p>329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3.6180774032459">
            <text:p>13.6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488.368786407767">
            <text:p>488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9.66192259675406">
            <text:p>9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207.431213592233">
            <text:p>207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0">
            <text:p>0</text:p>
          </table:table-cell>
          <table:table-cell office:value-type="float" office:value="77.8">
            <text:p>77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0">
            <text:p>0</text:p>
          </table:table-cell>
          <table:table-cell office:value-type="float" office:value="398.2">
            <text:p>398.2</text:p>
          </table:table-cell>
          <table:table-cell office:value-type="float" office:value="0">
            <text:p>0</text:p>
          </table:table-cell>
          <table:table-cell office:value-type="float" office:value="774.7">
            <text:p>774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0">
            <text:p>0</text:p>
          </table:table-cell>
          <table:table-cell office:value-type="float" office:value="219.7">
            <text:p>219.7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141.66">
            <text:p>141.7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254.1">
            <text:p>254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56.010775095299">
            <text:p>156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359.912396694215">
            <text:p>359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00.529224904701">
            <text:p>100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160.687603305785">
            <text:p>160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2.1">
            <text:p>132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91.8">
            <text:p>491.8</text:p>
          </table:table-cell>
          <table:table-cell table:number-columns-repeated="3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018.5">
            <text:p>2018.5</text:p>
          </table:table-cell>
          <table:table-cell table:number-columns-repeated="3" office:value-type="float" office:value="-1">
            <text:p>-1</text:p>
          </table:table-cell>
          <table:table-cell office:value-type="float" office:value="20.9">
            <text:p>20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898.9">
            <text:p>1898.9</text:p>
          </table:table-cell>
          <table:table-cell table:number-columns-repeated="3" office:value-type="float" office:value="-1">
            <text:p>-1</text:p>
          </table:table-cell>
          <table:table-cell office:value-type="float" office:value="13.6">
            <text:p>13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70">
            <text:p>70</text:p>
          </table:table-cell>
          <table:table-cell table:number-columns-repeated="13" office:value-type="float" office:value="-1">
            <text:p>-1</text:p>
          </table:table-cell>
          <table:table-cell office:value-type="float" office:value="1508">
            <text:p>1508</text:p>
          </table:table-cell>
          <table:table-cell office:value-type="float" office:value="-1">
            <text:p>-1</text:p>
          </table:table-cell>
          <table:table-cell office:value-type="float" office:value="4804">
            <text:p>4804</text:p>
          </table:table-cell>
          <table:table-cell office:value-type="float" office:value="319">
            <text:p>319</text:p>
          </table:table-cell>
          <table:table-cell office:value-type="float" office:value="-1">
            <text:p>-1</text:p>
          </table:table-cell>
          <table:table-cell office:value-type="float" office:value="171921">
            <text:p>171921</text:p>
          </table:table-cell>
          <table:table-cell table:number-columns-repeated="7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table:number-columns-repeated="3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69">
            <text:p>6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-14">
            <text:p>-14</text:p>
          </table:table-cell>
          <table:table-cell table:number-columns-repeated="3" office:value-type="float" office:value="0">
            <text:p>0</text:p>
          </table:table-cell>
          <table:table-cell office:value-type="float" office:value="-19">
            <text:p>-1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44">
            <text:p>4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-171924">
            <text:p>-171924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36">
            <text:p>3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-4702">
            <text:p>-47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89">
            <text:p>8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267">
            <text:p>5267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7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-54">
            <text:p>-5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29M24S">
            <text:p>10:29:2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2H29M24S">
            <text:p>10:29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29M54S">
            <text:p>10:29:5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2H29M54S">
            <text:p>10:2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30M24S">
            <text:p>10:30:2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2H30M24S">
            <text:p>10:30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0H30M54S">
            <text:p>10:30:5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2H30M54S">
            <text:p>10:30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0H31M24S">
            <text:p>10:31:24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2H31M24S">
            <text:p>10:31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6.9">
            <text:p>96.9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95.7">
            <text:p>95.7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82.2">
            <text:p>82.2</text:p>
          </table:table-cell>
          <table:table-cell office:value-type="float" office:value="4.8">
            <text:p>4.8</text:p>
          </table:table-cell>
          <table:table-cell office:value-type="float" office:value="1.9">
            <text:p>1.9</text:p>
          </table:table-cell>
          <table:table-cell office:value-type="float" office:value="11.2">
            <text:p>11.2</text:p>
          </table:table-cell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46.6">
            <text:p>46.6</text:p>
          </table:table-cell>
          <table:table-cell office:value-type="float" office:value="5.2">
            <text:p>5.2</text:p>
          </table:table-cell>
          <table:table-cell office:value-type="float" office:value="4.5">
            <text:p>4.5</text:p>
          </table:table-cell>
          <table:table-cell office:value-type="float" office:value="43.7">
            <text:p>43.7</text:p>
          </table:table-cell>
          <table:table-cell office:value-type="float" office:value="51.8">
            <text:p>5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88">
            <text:p>26.88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38">
            <text:p>2.38</text:p>
          </table:table-cell>
          <table:table-cell office:value-type="float" office:value="1.46">
            <text:p>1.46</text:p>
          </table:table-cell>
          <table:table-cell office:value-type="float" office:value="69.32">
            <text:p>69.32</text:p>
          </table:table-cell>
          <table:table-cell office:value-type="float" office:value="29.26">
            <text:p>29.2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96.9">
            <text:p>96.9</text:p>
          </table:table-cell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2.6">
            <text:p>2.6</text:p>
          </table:table-cell>
          <table:table-cell table:number-columns-repeated="2" office:value-type="float" office:value="0.6">
            <text:p>0.6</text:p>
          </table:table-cell>
          <table:table-cell office:value-type="float" office:value="96.2">
            <text:p>96.2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81.1">
            <text:p>81.1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12.3">
            <text:p>12.3</text:p>
          </table:table-cell>
          <table:table-cell office:value-type="float" office:value="85.7">
            <text:p>8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49.6">
            <text:p>49.6</text:p>
          </table:table-cell>
          <table:table-cell office:value-type="float" office:value="5.2">
            <text:p>5.2</text:p>
          </table:table-cell>
          <table:table-cell office:value-type="float" office:value="7.1">
            <text:p>7.1</text:p>
          </table:table-cell>
          <table:table-cell office:value-type="float" office:value="38.1">
            <text:p>38.1</text:p>
          </table:table-cell>
          <table:table-cell office:value-type="float" office:value="54.8">
            <text:p>54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18">
            <text:p>27.18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14">
            <text:p>2.14</text:p>
          </table:table-cell>
          <table:table-cell office:value-type="float" office:value="1.98">
            <text:p>1.98</text:p>
          </table:table-cell>
          <table:table-cell office:value-type="float" office:value="68.68">
            <text:p>68.68</text:p>
          </table:table-cell>
          <table:table-cell office:value-type="float" office:value="29.32">
            <text:p>29.3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97.1">
            <text:p>97.1</text:p>
          </table:table-cell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81.9">
            <text:p>81.9</text:p>
          </table:table-cell>
          <table:table-cell office:value-type="float" office:value="4.4">
            <text:p>4.4</text:p>
          </table:table-cell>
          <table:table-cell office:value-type="float" office:value="1.9">
            <text:p>1.9</text:p>
          </table:table-cell>
          <table:table-cell office:value-type="float" office:value="11.8">
            <text:p>11.8</text:p>
          </table:table-cell>
          <table:table-cell office:value-type="float" office:value="86.3">
            <text:p>86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48.2">
            <text:p>48.2</text:p>
          </table:table-cell>
          <table:table-cell office:value-type="float" office:value="5.2">
            <text:p>5.2</text:p>
          </table:table-cell>
          <table:table-cell office:value-type="float" office:value="10.1">
            <text:p>10.1</text:p>
          </table:table-cell>
          <table:table-cell office:value-type="float" office:value="36.5">
            <text:p>36.5</text:p>
          </table:table-cell>
          <table:table-cell office:value-type="float" office:value="53.4">
            <text:p>53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96">
            <text:p>26.96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08">
            <text:p>2.08</text:p>
          </table:table-cell>
          <table:table-cell office:value-type="float" office:value="2.68">
            <text:p>2.68</text:p>
          </table:table-cell>
          <table:table-cell office:value-type="float" office:value="68.26">
            <text:p>68.26</text:p>
          </table:table-cell>
          <table:table-cell office:value-type="float" office:value="29.04">
            <text:p>29.0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24S">
            <text:p>10:29:24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96.5">
            <text:p>96.5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29M54S">
            <text:p>10:29:5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24S">
            <text:p>10:30:24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5.7">
            <text:p>5.7</text:p>
          </table:table-cell>
          <table:table-cell office:value-type="float" office:value="91.6">
            <text:p>91.6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0M54S">
            <text:p>10:30:54</text:p>
          </table:table-cell>
          <table:table-cell office:value-type="float" office:value="83.3">
            <text:p>83.3</text:p>
          </table:table-cell>
          <table:table-cell office:value-type="float" office:value="4.8">
            <text:p>4.8</text:p>
          </table:table-cell>
          <table:table-cell office:value-type="float" office:value="6.6">
            <text:p>6.6</text:p>
          </table:table-cell>
          <table:table-cell office:value-type="float" office:value="5.3">
            <text:p>5.3</text:p>
          </table:table-cell>
          <table:table-cell office:value-type="float" office:value="88.1">
            <text:p>88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2H31M24S">
            <text:p>10:31:24</text:p>
          </table:table-cell>
          <table:table-cell office:value-type="float" office:value="52.4">
            <text:p>52.4</text:p>
          </table:table-cell>
          <table:table-cell office:value-type="float" office:value="8.1">
            <text:p>8.1</text:p>
          </table:table-cell>
          <table:table-cell office:value-type="float" office:value="23.4">
            <text:p>23.4</text:p>
          </table:table-cell>
          <table:table-cell office:value-type="float" office:value="16">
            <text:p>16</text:p>
          </table:table-cell>
          <table:table-cell office:value-type="float" office:value="60.5">
            <text:p>6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04">
            <text:p>28.04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2.82">
            <text:p>2.82</text:p>
          </table:table-cell>
          <table:table-cell office:value-type="float" office:value="7.28">
            <text:p>7.28</text:p>
          </table:table-cell>
          <table:table-cell office:value-type="float" office:value="61.86">
            <text:p>61.86</text:p>
          </table:table-cell>
          <table:table-cell office:value-type="float" office:value="30.86">
            <text:p>30.8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0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81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0/7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0:29:24</text:p>
              </table:table-cell>
              <table:table-cell office:value-type="float" office:value="2.1">
                <text:p text:id="CPU_ALL.F2:CPU_ALL.F6">2.1</text:p>
              </table:table-cell>
              <table:table-cell office:value-type="float" office:value="5.4">
                <text:p text:id="DISK_SUMM.D2:DISK_SUMM.D6">5.4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3.2">
                <text:p>3.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6.7">
                <text:p>86.7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55.1">
                <text:p>55.1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60_Threads  10/7/2011</text:p>
        </chart:title>
        <chart:legend chart:legend-position="end" svg:x="33.368cm" svg:y="5.13cm" chart:style-name="ch3"/>
        <chart:plot-area chart:style-name="ch4" table:cell-range-address="DISKBUSY.A1:DISKBUSY.F6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series chart:style-name="ch12" chart:values-cell-range-address="DISKBUSY.F2:DISKBUSY.F6" chart:label-cell-address="DISKBUSY.F1:DISKBUSY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0:29:24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  <table:table-cell office:value-type="float" office:value="0">
                <text:p text:id="DISKBUSY.F2:DISKBUSY.F6">0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69.5">
                <text:p>69.5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60_Threads  10/7/2011</text:p>
        </chart:title>
        <chart:legend chart:legend-position="end" svg:x="33.024cm" svg:y="5.599cm" chart:style-name="ch3"/>
        <chart:plot-area chart:style-name="ch4" table:cell-range-address="DISKREAD.B1:DISKREAD.F1 DISKREAD.B8:DISKREAD.F10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F8" chart:class="chart:bar">
            <chart:data-point chart:repeated="5"/>
          </chart:series>
          <chart:series chart:style-name="ch9" chart:values-cell-range-address="DISKREAD.B9:DISKREAD.F9" chart:class="chart:bar">
            <chart:data-point chart:repeated="5"/>
          </chart:series>
          <chart:series chart:style-name="ch10" chart:values-cell-range-address="DISKREAD.B10:DISKREAD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.04">
                <text:p text:id="DISKREAD.B8:DISKREAD.F8">1.04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.25615384615385">
                <text:p text:id="DISKREAD.B9:DISKREAD.F9">3.25615384615385</text:p>
              </table:table-cell>
              <table:table-cell office:value-type="float" office:value="3.25615384615385">
                <text:p>3.256153846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403846153846153">
                <text:p text:id="DISKREAD.B10:DISKREAD.F10">0.403846153846153</text:p>
              </table:table-cell>
              <table:table-cell office:value-type="float" office:value="0.403846153846153">
                <text:p>0.403846153846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60_Threads  10/7/2011</text:p>
        </chart:title>
        <chart:legend chart:legend-position="end" svg:x="33.368cm" svg:y="5.13cm" chart:style-name="ch3"/>
        <chart:plot-area chart:style-name="ch4" table:cell-range-address="DISKREAD.A1:DISKREAD.F6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series chart:style-name="ch12" chart:values-cell-range-address="DISKREAD.F2:DISKREAD.F6" chart:label-cell-address="DISKREAD.F1:DISKREAD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0:29:24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  <table:table-cell office:value-type="float" office:value="0">
                <text:p text:id="DISKREAD.F2:DISKREAD.F6">0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60_Threads  10/7/2011</text:p>
        </chart:title>
        <chart:legend chart:legend-position="end" svg:x="33.024cm" svg:y="5.599cm" chart:style-name="ch3"/>
        <chart:plot-area chart:style-name="ch4" table:cell-range-address="DISKWRITE.B1:DISKWRITE.F1 DISKWRITE.B8:DISKWRITE.F10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F8" chart:class="chart:bar">
            <chart:data-point chart:repeated="5"/>
          </chart:series>
          <chart:series chart:style-name="ch9" chart:values-cell-range-address="DISKWRITE.B9:DISKWRITE.F9" chart:class="chart:bar">
            <chart:data-point chart:repeated="5"/>
          </chart:series>
          <chart:series chart:style-name="ch10" chart:values-cell-range-address="DISKWRITE.B10:DISKWRIT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049.34">
                <text:p text:id="DISKWRITE.B8:DISKWRITE.F8">1049.34</text:p>
              </table:table-cell>
              <table:table-cell office:value-type="float" office:value="1049.34">
                <text:p>1049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666.96440657937">
                <text:p text:id="DISKWRITE.B9:DISKWRITE.F9">1666.96440657937</text:p>
              </table:table-cell>
              <table:table-cell office:value-type="float" office:value="1666.96440657937">
                <text:p>1666.96440657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87.095593420627">
                <text:p text:id="DISKWRITE.B10:DISKWRITE.F10">687.095593420627</text:p>
              </table:table-cell>
              <table:table-cell office:value-type="float" office:value="687.095593420627">
                <text:p>687.095593420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60_Threads  10/7/2011</text:p>
        </chart:title>
        <chart:legend chart:legend-position="end" svg:x="33.368cm" svg:y="5.13cm" chart:style-name="ch3"/>
        <chart:plot-area chart:style-name="ch4" table:cell-range-address="DISKWRITE.A1:DISKWRITE.F6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series chart:style-name="ch12" chart:values-cell-range-address="DISKWRITE.F2:DISKWRITE.F6" chart:label-cell-address="DISKWRITE.F1:DISKWRIT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0:29:24</text:p>
              </table:table-cell>
              <table:table-cell office:value-type="float" office:value="29">
                <text:p text:id="DISKWRITE.B2:DISKWRITE.B6">29</text:p>
              </table:table-cell>
              <table:table-cell office:value-type="float" office:value="29">
                <text:p text:id="DISKWRITE.C2:DISKWRITE.C6">29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  <table:table-cell office:value-type="float" office:value="0">
                <text:p text:id="DISKWRITE.F2:DISKWRITE.F6">0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189.2">
                <text:p>189.2</text:p>
              </table:table-cell>
              <table:table-cell office:value-type="float" office:value="189.2">
                <text:p>18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1622.3">
                <text:p>1622.3</text:p>
              </table:table-cell>
              <table:table-cell office:value-type="float" office:value="1622.3">
                <text:p>162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3403.4">
                <text:p>3403.4</text:p>
              </table:table-cell>
              <table:table-cell office:value-type="float" office:value="3403.4">
                <text:p>340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60_Threads  10/7/2011</text:p>
        </chart:title>
        <chart:legend chart:legend-position="end" svg:x="33.024cm" svg:y="5.599cm" chart:style-name="ch3"/>
        <chart:plot-area chart:style-name="ch4" table:cell-range-address="DISKXFER.B1:DISKXFER.F1 DISKXFER.B8:DISKXFER.F10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F8" chart:class="chart:bar">
            <chart:data-point chart:repeated="5"/>
          </chart:series>
          <chart:series chart:style-name="ch9" chart:values-cell-range-address="DISKXFER.B9:DISKXFER.F9" chart:class="chart:bar">
            <chart:data-point chart:repeated="5"/>
          </chart:series>
          <chart:series chart:style-name="ch10" chart:values-cell-range-address="DISKXFER.B10:DISKXFER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61.84">
                <text:p text:id="DISKXFER.B8:DISKXFER.F8">61.84</text:p>
              </table:table-cell>
              <table:table-cell office:value-type="float" office:value="61.84">
                <text:p>61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90.6830271668823">
                <text:p text:id="DISKXFER.B9:DISKXFER.F9">90.6830271668823</text:p>
              </table:table-cell>
              <table:table-cell office:value-type="float" office:value="90.6830271668823">
                <text:p>90.6830271668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47.4769728331177">
                <text:p text:id="DISKXFER.B10:DISKXFER.F10">47.4769728331177</text:p>
              </table:table-cell>
              <table:table-cell office:value-type="float" office:value="47.4769728331177">
                <text:p>47.476972833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60_Threads  10/7/2011</text:p>
        </chart:title>
        <chart:legend chart:legend-position="end" svg:x="33.368cm" svg:y="5.13cm" chart:style-name="ch3"/>
        <chart:plot-area chart:style-name="ch4" table:cell-range-address="DISKXFER.A1:DISKXFER.F6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series chart:style-name="ch12" chart:values-cell-range-address="DISKXFER.F2:DISKXFER.F6" chart:label-cell-address="DISKXFER.F1:DISKXFER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0:29:24</text:p>
              </table:table-cell>
              <table:table-cell office:value-type="float" office:value="2.7">
                <text:p text:id="DISKXFER.B2:DISKXFER.B6">2.7</text:p>
              </table:table-cell>
              <table:table-cell office:value-type="float" office:value="2.7">
                <text:p text:id="DISKXFER.C2:DISKXFER.C6">2.7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  <table:table-cell office:value-type="float" office:value="0">
                <text:p text:id="DISKXFER.F2:DISKXFER.F6">0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0.7">
                <text:p>80.7</text:p>
              </table:table-cell>
              <table:table-cell office:value-type="float" office:value="80.7">
                <text:p>8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10/7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3.44">
                <text:p text:id="JFSFILE.B8:JFSFILE.F8">4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337016574585647">
                <text:p text:id="JFSFILE.B9:JFSFILE.F9">0.00337016574585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556629834254139">
                <text:p text:id="JFSFILE.B10:JFSFILE.F10">0.556629834254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60_Threads  10/7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0:29:24</text:p>
              </table:table-cell>
              <table:table-cell office:value-type="float" office:value="2771.6">
                <text:p text:id="MEM.F2:MEM.F6">2771.6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2771.5">
                <text:p>2771.5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763.3">
                <text:p>2763.3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2631.2">
                <text:p>2631.2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2580.7">
                <text:p>2580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0:29:24</text:p>
              </table:table-cell>
              <table:table-cell office:value-type="float" office:value="4026.9">
                <text:p text:id="MEM.B2:MEM.B6">4026.9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60_Threads  10/7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0:29:24</text:p>
              </table:table-cell>
              <table:table-cell office:value-type="float" office:value="1.4">
                <text:p text:id="CPU_ALL.B2:CPU_ALL.B6">1.4</text:p>
              </table:table-cell>
              <table:table-cell office:value-type="float" office:value="0.7">
                <text:p text:id="CPU_ALL.C2:CPU_ALL.C6">0.7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2.1">
                <text:p>82.1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49.2">
                <text:p>49.2</text:p>
              </table:table-cell>
              <table:table-cell office:value-type="float" office:value="5.9">
                <text:p>5.9</text:p>
              </table:table-cell>
              <table:table-cell office:value-type="float" office:value="11.4">
                <text:p>1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60_Threads (KB/s) - 10/7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0:29:24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1.8">
                <text:p text:id="NET.H2:NET.H6">1.8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-84.4">
                <text:p>-84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-1025.4">
                <text:p>-1025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-538">
                <text:p>-538</text:p>
              </table:table-cell>
              <table:table-cell office:value-type="float" office:value="26.8">
                <text:p>2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60_Threads (KB/s)  10/7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6.02">
                <text:p>16.02</text:p>
              </table:table-cell>
              <table:table-cell office:value-type="float" office:value="0">
                <text:p>0</text:p>
              </table:table-cell>
              <table:table-cell office:value-type="float" office:value="329.6">
                <text:p>329.6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3.6180774032459">
                <text:p>13.6180774032459</text:p>
              </table:table-cell>
              <table:table-cell office:value-type="float" office:value="0">
                <text:p>0</text:p>
              </table:table-cell>
              <table:table-cell office:value-type="float" office:value="488.368786407767">
                <text:p>488.368786407767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9.66192259675406">
                <text:p>9.66192259675406</text:p>
              </table:table-cell>
              <table:table-cell office:value-type="float" office:value="0">
                <text:p>0</text:p>
              </table:table-cell>
              <table:table-cell office:value-type="float" office:value="207.431213592233">
                <text:p>207.43121359223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408cm" svg:y="0.256cm" chart:style-name="ch2">
          <text:p>Network I/O JMeter_Test_60_Threads (KB/s)  10/7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0:29:24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1.8">
                <text:p text:id="NET.C2:NET.C6">1.8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0">
                <text:p>0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025.4">
                <text:p>1025.4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  <table:table-cell office:value-type="float" office:value="0">
                <text:p>0</text:p>
              </table:table-cell>
              <table:table-cell office:value-type="float" office:value="538">
                <text:p>5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60_Threads  10/7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41.66">
                <text:p>141.66</text:p>
              </table:table-cell>
              <table:table-cell office:value-type="float" office:value="0">
                <text:p>0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56.010775095299">
                <text:p>156.010775095299</text:p>
              </table:table-cell>
              <table:table-cell office:value-type="float" office:value="0">
                <text:p>0</text:p>
              </table:table-cell>
              <table:table-cell office:value-type="float" office:value="359.912396694215">
                <text:p>359.912396694215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00.529224904701">
                <text:p>100.529224904701</text:p>
              </table:table-cell>
              <table:table-cell office:value-type="float" office:value="0">
                <text:p>0</text:p>
              </table:table-cell>
              <table:table-cell office:value-type="float" office:value="160.687603305785">
                <text:p>160.6876033057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60_Threads  10/7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0:29:24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5.4">
                <text:p text:id="NETPACKET.C2:NETPACKET.C6">15.4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59.4">
                <text:p>59.4</text:p>
              </table:table-cell>
              <table:table-cell office:value-type="float" office:value="0">
                <text:p>0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0">
                <text:p>0</text:p>
              </table:table-cell>
              <table:table-cell office:value-type="float" office:value="398.2">
                <text:p>398.2</text:p>
              </table:table-cell>
              <table:table-cell office:value-type="float" office:value="0">
                <text:p>0</text:p>
              </table:table-cell>
              <table:table-cell office:value-type="float" office:value="774.7">
                <text:p>774.7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0">
                <text:p>0</text:p>
              </table:table-cell>
              <table:table-cell office:value-type="float" office:value="219.7">
                <text:p>219.7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10/7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0:29:24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60_Threads  10/7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0:29:24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132.1">
                <text:p>13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491.8">
                <text:p>49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2018.5">
                <text:p>2018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1898.9">
                <text:p>1898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60_Threads  10/7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0:29:24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20.9">
                <text:p>2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13.6">
                <text:p>13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10/7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0:29:24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0/7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0:29:24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0:29:24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60_Threads  10/7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0:29:24</text:p>
              </table:table-cell>
              <table:table-cell office:value-type="float" office:value="2.5">
                <text:p text:id="CPU01.B2:CPU01.B6">2.5</text:p>
              </table:table-cell>
              <table:table-cell office:value-type="float" office:value="0.3">
                <text:p text:id="CPU01.C2:CPU01.C6">0.3</text:p>
              </table:table-cell>
              <table:table-cell office:value-type="float" office:value="0.3">
                <text:p text:id="CPU01.D2:CPU01.D6">0.3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2.2">
                <text:p>82.2</text:p>
              </table:table-cell>
              <table:table-cell office:value-type="float" office:value="4.8">
                <text:p>4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46.6">
                <text:p>46.6</text:p>
              </table:table-cell>
              <table:table-cell office:value-type="float" office:value="5.2">
                <text:p>5.2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60_Threads  10/7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0:29:24</text:p>
              </table:table-cell>
              <table:table-cell office:value-type="float" office:value="2.6">
                <text:p text:id="CPU02.B2:CPU02.B6">2.6</text:p>
              </table:table-cell>
              <table:table-cell office:value-type="float" office:value="0.3">
                <text:p text:id="CPU02.C2:CPU02.C6">0.3</text:p>
              </table:table-cell>
              <table:table-cell office:value-type="float" office:value="0.2">
                <text:p text:id="CPU02.D2:CPU02.D6">0.2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.6">
                <text:p>2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1.1">
                <text:p>81.1</text:p>
              </table:table-cell>
              <table:table-cell office:value-type="float" office:value="4.6">
                <text:p>4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49.6">
                <text:p>49.6</text:p>
              </table:table-cell>
              <table:table-cell office:value-type="float" office:value="5.2">
                <text:p>5.2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60_Threads  10/7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0:29:24</text:p>
              </table:table-cell>
              <table:table-cell office:value-type="float" office:value="2.3">
                <text:p text:id="CPU03.B2:CPU03.B6">2.3</text:p>
              </table:table-cell>
              <table:table-cell office:value-type="float" office:value="0.2">
                <text:p text:id="CPU03.C2:CPU03.C6">0.2</text:p>
              </table:table-cell>
              <table:table-cell office:value-type="float" office:value="0.4">
                <text:p text:id="CPU03.D2:CPU03.D6">0.4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.4">
                <text:p>2.4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1.9">
                <text:p>81.9</text:p>
              </table:table-cell>
              <table:table-cell office:value-type="float" office:value="4.4">
                <text:p>4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48.2">
                <text:p>48.2</text:p>
              </table:table-cell>
              <table:table-cell office:value-type="float" office:value="5.2">
                <text:p>5.2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60_Threads  10/7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0:29:24</text:p>
              </table:table-cell>
              <table:table-cell office:value-type="float" office:value="2.6">
                <text:p text:id="CPU04.B2:CPU04.B6">2.6</text:p>
              </table:table-cell>
              <table:table-cell office:value-type="float" office:value="0.2">
                <text:p text:id="CPU04.C2:CPU04.C6">0.2</text:p>
              </table:table-cell>
              <table:table-cell office:value-type="float" office:value="0.7">
                <text:p text:id="CPU04.D2:CPU04.D6">0.7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1.9">
                <text:p>1.9</text:p>
              </table:table-cell>
              <table:table-cell office:value-type="float" office:value="0.9">
                <text:p>0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83.3">
                <text:p>83.3</text:p>
              </table:table-cell>
              <table:table-cell office:value-type="float" office:value="4.8">
                <text:p>4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52.4">
                <text:p>52.4</text:p>
              </table:table-cell>
              <table:table-cell office:value-type="float" office:value="8.1">
                <text:p>8.1</text:p>
              </table:table-cell>
              <table:table-cell office:value-type="float" office:value="23.4">
                <text:p>23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0/7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6.88">
                <text:p text:id="CPU_SUMM.B2:CPU_SUMM.B5">26.88</text:p>
              </table:table-cell>
              <table:table-cell office:value-type="float" office:value="2.38">
                <text:p text:id="CPU_SUMM.C2:CPU_SUMM.C5">2.38</text:p>
              </table:table-cell>
              <table:table-cell office:value-type="float" office:value="1.46">
                <text:p text:id="CPU_SUMM.D2:CPU_SUMM.D5">1.46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7.18">
                <text:p>27.18</text:p>
              </table:table-cell>
              <table:table-cell office:value-type="float" office:value="2.14">
                <text:p>2.1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6.96">
                <text:p>26.96</text:p>
              </table:table-cell>
              <table:table-cell office:value-type="float" office:value="2.08">
                <text:p>2.0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8.04">
                <text:p>28.04</text:p>
              </table:table-cell>
              <table:table-cell office:value-type="float" office:value="2.82">
                <text:p>2.82</text:p>
              </table:table-cell>
              <table:table-cell office:value-type="float" office:value="7.28">
                <text:p>7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60_Threads - 10/7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0:29:24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58">
                <text:p text:id="DISK_SUMM.C2:DISK_SUMM.C6">58</text:p>
              </table:table-cell>
              <table:table-cell office:value-type="float" office:value="5.4">
                <text:p text:id="DISK_SUMM.D2:DISK_SUMM.D6">5.4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378.4">
                <text:p>378.4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9.4">
                <text:p>9.4</text:p>
              </table:table-cell>
              <table:table-cell office:value-type="float" office:value="3244.6">
                <text:p>3244.6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1">
                <text:p>1</text:p>
              </table:table-cell>
              <table:table-cell office:value-type="float" office:value="6806.8">
                <text:p>6806.8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60_Threads  10/7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2.08">
                <text:p text:id="DISK_SUMM.B8:DISK_SUMM.D8">2.08</text:p>
              </table:table-cell>
              <table:table-cell office:value-type="float" office:value="2098.68">
                <text:p>2098.68</text:p>
              </table:table-cell>
              <table:table-cell office:value-type="float" office:value="123.68">
                <text:p>123.68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6.51230769230769">
                <text:p text:id="DISK_SUMM.B9:DISK_SUMM.D9">6.51230769230769</text:p>
              </table:table-cell>
              <table:table-cell office:value-type="float" office:value="3333.92881315875">
                <text:p>3333.92881315875</text:p>
              </table:table-cell>
              <table:table-cell office:value-type="float" office:value="181.366054333765">
                <text:p>181.366054333765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.807692307692307">
                <text:p text:id="DISK_SUMM.B10:DISK_SUMM.D10">0.807692307692307</text:p>
              </table:table-cell>
              <table:table-cell office:value-type="float" office:value="1374.19118684125">
                <text:p>1374.19118684125</text:p>
              </table:table-cell>
              <table:table-cell office:value-type="float" office:value="94.9539456662354">
                <text:p>94.95394566623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60_Threads (Kbytes)  10/7/2011</text:p>
        </chart:title>
        <chart:legend chart:legend-position="end" svg:x="33.024cm" svg:y="5.599cm" chart:style-name="ch3"/>
        <chart:plot-area chart:style-name="ch4" table:cell-range-address="DISKBSIZE.B1:DISKBSIZE.F1 DISKBSIZE.B8:DISKBSIZE.F10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F8" chart:class="chart:bar">
            <chart:data-point chart:repeated="5"/>
          </chart:series>
          <chart:series chart:style-name="ch9" chart:values-cell-range-address="DISKBSIZE.B9:DISKBSIZE.F9" chart:class="chart:bar">
            <chart:data-point chart:repeated="5"/>
          </chart:series>
          <chart:series chart:style-name="ch10" chart:values-cell-range-address="DISKBSIZE.B10:DISKBSIZ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2.2">
                <text:p text:id="DISKBSIZE.B8:DISKBSIZE.F8">12.2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.54">
                <text:p text:id="DISKBSIZE.B9:DISKBSIZE.F9">2.54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5.46">
                <text:p text:id="DISKBSIZE.B10:DISKBSIZE.F10">5.46</text:p>
              </table:table-cell>
              <table:table-cell office:value-type="float" office:value="5.46">
                <text:p>5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60_Threads (Kbytes)  10/7/2011</text:p>
        </chart:title>
        <chart:legend chart:legend-position="end" svg:x="33.368cm" svg:y="5.13cm" chart:style-name="ch3"/>
        <chart:plot-area chart:style-name="ch4" table:cell-range-address="DISKBSIZE.A1:DISKBSIZE.F6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series chart:style-name="ch12" chart:values-cell-range-address="DISKBSIZE.F2:DISKBSIZE.F6" chart:label-cell-address="DISKBSIZE.F1:DISKBSIZ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0:29:24</text:p>
              </table:table-cell>
              <table:table-cell office:value-type="float" office:value="10.7">
                <text:p text:id="DISKBSIZE.B2:DISKBSIZE.B6">10.7</text:p>
              </table:table-cell>
              <table:table-cell office:value-type="float" office:value="10.7">
                <text:p text:id="DISKBSIZE.C2:DISKBSIZE.C6">10.7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  <table:table-cell office:value-type="float" office:value="0">
                <text:p text:id="DISKBSIZE.F2:DISKBSIZE.F6">0</text:p>
              </table:table-cell>
            </table:table-row>
            <table:table-row>
              <table:table-cell office:value-type="string">
                <text:p>10:29:54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54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1:2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60_Threads  10/7/2011</text:p>
        </chart:title>
        <chart:legend chart:legend-position="end" svg:x="33.024cm" svg:y="5.599cm" chart:style-name="ch3"/>
        <chart:plot-area chart:style-name="ch4" table:cell-range-address="DISKBUSY.B1:DISKBUSY.F1 DISKBUSY.B8:DISKBUSY.F10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F8" chart:class="chart:bar">
            <chart:data-point chart:repeated="5"/>
          </chart:series>
          <chart:series chart:style-name="ch9" chart:values-cell-range-address="DISKBUSY.B9:DISKBUSY.F9" chart:class="chart:bar">
            <chart:data-point chart:repeated="5"/>
          </chart:series>
          <chart:series chart:style-name="ch10" chart:values-cell-range-address="DISKBUSY.B10:DISKBUSY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1.76">
                <text:p text:id="DISKBUSY.B8:DISKBUSY.F8">21.76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1.7026838235294">
                <text:p text:id="DISKBUSY.B9:DISKBUSY.F9">31.7026838235294</text:p>
              </table:table-cell>
              <table:table-cell office:value-type="float" office:value="31.7026838235294">
                <text:p>31.7026838235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6.0373161764706">
                <text:p text:id="DISKBUSY.B10:DISKBUSY.F10">16.0373161764706</text:p>
              </table:table-cell>
              <table:table-cell office:value-type="float" office:value="16.0373161764706">
                <text:p>16.0373161764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